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body>
    <office:text>
      <text:p>
     this is (tab)<text:tab/>an example of paragraph whose (tab)<text:tab/>default tab stop distance is 2in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styles>
    <style:default-style style:family="paragraph">
      <style:paragraph-properties style:tab-stop-distance="2in"/>
    </style:default-style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